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52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 officeooo:paragraph-rsid="0005f0f6"/>
    </style:style>
    <style:style style:name="P2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3" style:family="paragraph" style:parent-style-name="Textformatvorlage"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4" style:family="paragraph" style:parent-style-name="Textformatvorlage">
      <style:text-properties style:font-name="DejaVu Sans" fo:font-size="10pt" officeooo:paragraph-rsid="001b076f" style:font-size-asian="10pt" style:font-size-complex="10pt"/>
    </style:style>
    <style:style style:name="P5" style:family="paragraph" style:parent-style-name="Textformatvorlage">
      <style:text-properties style:font-name="DejaVu Sans" fo:font-size="10pt" officeooo:paragraph-rsid="001c6311" style:font-size-asian="10pt" style:font-size-complex="10pt"/>
    </style:style>
    <style:style style:name="P6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ae8c5" style:font-size-asian="10pt" style:font-size-complex="10pt"/>
    </style:style>
    <style:style style:name="P7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1a8546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15c1ae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b700f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0000" style:font-name="DejaVu Sans" fo:font-size="10pt" officeooo:paragraph-rsid="000b700f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b700f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15c1ae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00ff" style:font-name="DejaVu Sans" fo:font-size="10pt" fo:font-style="normal" fo:font-weight="normal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officeooo:paragraph-rsid="000b700f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c04000" style:font-name="DejaVu Sans" fo:font-size="10pt" fo:font-style="normal" fo:font-weight="normal" officeooo:paragraph-rsid="0015c1ae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18b7a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75b4c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18b7a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75b4c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b700f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093eb0" officeooo:paragraph-rsid="00093eb0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8000" style:font-name="DejaVu Sans" fo:font-size="10pt" fo:font-style="normal" fo:font-weight="normal" officeooo:rsid="0018b374" officeooo:paragraph-rsid="0018b374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officeooo:paragraph-rsid="000fdc4d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1b076f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eb0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867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rsid="001b076f" officeooo:paragraph-rsid="001b076f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style:font-name="DejaVu Sans" fo:font-size="10pt" officeooo:paragraph-rsid="0015c1ae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 fo:padding="0cm" fo:border="non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48" style:family="paragraph" style:parent-style-name="Text_20_body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49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0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093eb0" officeooo:paragraph-rsid="00175b4c" style:font-size-asian="10pt" style:font-size-complex="10pt"/>
    </style:style>
    <style:style style:name="P51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15c1ae" style:font-size-asian="10pt" style:font-size-complex="10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175b4c" officeooo:paragraph-rsid="001844ba" style:font-size-asian="10pt" style:font-size-complex="10pt"/>
    </style:style>
    <style:style style:name="P53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54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08bcdb" style:font-size-asian="10pt" style:font-size-complex="10pt"/>
    </style:style>
    <style:style style:name="P55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56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867" officeooo:paragraph-rsid="001a8546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eb0" officeooo:paragraph-rsid="00118b7a" style:font-size-asian="10pt" style:font-size-complex="10pt"/>
    </style:style>
    <style:style style:name="P58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9" style:family="paragraph" style:parent-style-name="Text_20_body" style:master-page-name="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0" style:family="paragraph" style:parent-style-name="Standard">
      <style:text-properties style:font-name="DejaVu Sans" fo:font-size="10pt" officeooo:paragraph-rsid="000ae8c5" style:font-size-asian="10pt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>
        <style:tab-stops>
          <style:tab-stop style:position="5.768cm" style:type="right"/>
        </style:tab-stops>
      </style:paragraph-properties>
      <style:text-properties fo:font-variant="normal" fo:text-transform="none" style:font-name="DejaVu Sans" fo:font-size="6pt" fo:font-style="normal" fo:font-weight="normal" officeooo:paragraph-rsid="000e06b7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1c6311" officeooo:paragraph-rsid="001c6311" style:font-size-asian="6pt" style:font-size-complex="6pt"/>
    </style:style>
    <style:style style:name="P63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5f0f6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93867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style:line-height-at-least="0.37cm" fo:text-align="start" style:justify-single-word="false"/>
      <style:text-properties fo:font-variant="normal" fo:text-transform="none" style:font-name="DejaVu Sans" fo:font-size="10pt" fo:font-style="normal" fo:font-weight="normal" officeooo:paragraph-rsid="000ca295" style:font-size-asian="10pt" style:font-size-complex="10pt"/>
    </style:style>
    <style:style style:name="P67" style:family="paragraph" style:parent-style-name="Text_20_body" style:master-page-name="">
      <style:paragraph-properties fo:margin-top="0cm" fo:margin-bottom="0cm" style:contextual-spacing="false" style:line-height-at-least="0.397cm" fo:text-align="start" style:justify-single-word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68" style:family="paragraph" style:parent-style-name="Table_20_Contents">
      <style:paragraph-properties fo:margin-left="0cm" fo:margin-right="-1.455cm" fo:margin-top="0cm" fo:margin-bottom="0cm" style:contextual-spacing="false" style:line-height-at-least="0.397cm" fo:text-indent="0cm" style:auto-text-indent="false" text:number-lines="false" text:line-number="0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69" style:family="paragraph" style:parent-style-name="Text_20_body">
      <style:paragraph-properties fo:margin-top="0.265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70" style:family="paragraph" style:parent-style-name="Text_20_body">
      <style:paragraph-properties fo:margin-top="0.238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71" style:family="paragraph" style:parent-style-name="Text_20_body">
      <style:paragraph-properties fo:margin-top="0.238cm" fo:margin-bottom="0cm" style:contextual-spacing="false" style:line-height-at-least="0.39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72" style:family="paragraph" style:parent-style-name="Text_20_body">
      <style:paragraph-properties fo:margin-top="0.07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/>
    </style:style>
    <style:style style:name="P73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5f0f6" style:font-size-asian="10pt" style:font-size-complex="10pt"/>
    </style:style>
    <style:style style:name="P74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75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082ae" officeooo:paragraph-rsid="002082ae" style:font-size-asian="10pt" style:font-size-complex="10pt"/>
    </style:style>
    <style:style style:name="P76" style:family="paragraph" style:parent-style-name="Text_20_body">
      <style:paragraph-properties fo:margin-top="0cm" fo:margin-bottom="0cm" style:contextual-spacing="false" style:line-height-at-least="0.714cm" fo:text-align="start" style:justify-single-word="false"/>
      <style:text-properties fo:font-variant="normal" fo:text-transform="none" style:font-name="Arial" fo:font-size="18pt" fo:font-style="normal" fo:font-weight="bold" officeooo:rsid="000e06b7" officeooo:paragraph-rsid="0005f0f6"/>
    </style:style>
    <style:style style:name="P77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78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79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80" style:family="paragraph" style:parent-style-name="Textformatvorlage">
      <style:text-properties style:font-name="DejaVu Sans" fo:font-size="10pt" officeooo:paragraph-rsid="000ae8c5" style:font-size-asian="10pt" style:font-size-complex="10pt"/>
    </style:style>
    <style:style style:name="P81" style:family="paragraph" style:parent-style-name="Textformatvorlage"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0e06b7" officeooo:paragraph-rsid="000fdc4d" style:font-size-asian="6pt" style:font-size-complex="6pt"/>
    </style:style>
    <style:style style:name="P8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2082ae" style:font-size-asian="10pt" style:font-size-complex="10pt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8000" style:font-name="DejaVu Sans" fo:font-size="10pt" fo:font-style="normal" fo:font-weight="normal" officeooo:rsid="00093867" officeooo:paragraph-rsid="000b700f" style:font-size-asian="10pt" style:font-size-complex="10pt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8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93eb0" style:font-size-asian="10pt" style:font-size-complex="10pt"/>
    </style:style>
    <style:style style:name="P88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118b7a" officeooo:paragraph-rsid="0015c1ae" style:font-size-asian="10pt" style:font-size-complex="10pt"/>
    </style:style>
    <style:style style:name="P8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093eb0" officeooo:paragraph-rsid="00093eb0" style:font-size-asian="10pt" style:font-size-complex="10pt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fdc4d" style:font-size-asian="10pt" style:font-size-complex="10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118b7a" officeooo:paragraph-rsid="00118b7a" style:font-size-asian="10pt" style:font-size-complex="10pt"/>
    </style:style>
    <style:style style:name="P93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2082ae" style:font-size-asian="10pt" style:font-size-complex="10pt"/>
    </style:style>
    <style:style style:name="P9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80" style:font-name="DejaVu Sans" fo:font-size="10pt" fo:font-style="normal" fo:font-weight="normal" officeooo:paragraph-rsid="00093eb0" style:font-size-asian="10pt" style:font-size-complex="10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80" style:font-name="DejaVu Sans" fo:font-size="10pt" fo:font-style="normal" fo:font-weight="normal" officeooo:paragraph-rsid="000aa486" style:font-size-asian="10pt" style:font-size-complex="10pt"/>
    </style:style>
    <style:style style:name="T1" style:family="text">
      <style:text-properties fo:color="#c04000"/>
    </style:style>
    <style:style style:name="T2" style:family="text">
      <style:text-properties fo:color="#c04000" officeooo:rsid="00093867"/>
    </style:style>
    <style:style style:name="T3" style:family="text">
      <style:text-properties fo:color="#c04000" officeooo:rsid="00093eb0"/>
    </style:style>
    <style:style style:name="T4" style:family="text">
      <style:text-properties fo:color="#c04000" fo:font-style="normal" fo:font-weight="normal"/>
    </style:style>
    <style:style style:name="T5" style:family="text">
      <style:text-properties fo:color="#c04000" fo:font-style="normal" fo:font-weight="normal" officeooo:rsid="000ae8c5"/>
    </style:style>
    <style:style style:name="T6" style:family="text">
      <style:text-properties fo:color="#c04000" fo:font-style="normal" fo:font-weight="normal" officeooo:rsid="001a8546"/>
    </style:style>
    <style:style style:name="T7" style:family="text">
      <style:text-properties fo:color="#c04000" officeooo:rsid="001b076f"/>
    </style:style>
    <style:style style:name="T8" style:family="text">
      <style:text-properties fo:color="#c04000" officeooo:rsid="001c6311"/>
    </style:style>
    <style:style style:name="T9" style:family="text">
      <style:text-properties fo:color="#c04000" style:font-name="DejaVu Sans" fo:font-size="10pt" officeooo:rsid="002082ae"/>
    </style:style>
    <style:style style:name="T10" style:family="text">
      <style:text-properties fo:color="#0000ff"/>
    </style:style>
    <style:style style:name="T11" style:family="text">
      <style:text-properties fo:color="#0000ff" officeooo:rsid="00093867"/>
    </style:style>
    <style:style style:name="T12" style:family="text">
      <style:text-properties fo:color="#0000ff" fo:font-style="normal" fo:font-weight="normal"/>
    </style:style>
    <style:style style:name="T13" style:family="text">
      <style:text-properties fo:color="#0000ff" officeooo:rsid="0008bcdb"/>
    </style:style>
    <style:style style:name="T14" style:family="text">
      <style:text-properties fo:color="#0000ff" style:font-name="DejaVu Sans"/>
    </style:style>
    <style:style style:name="T15" style:family="text">
      <style:text-properties fo:color="#0000ff" officeooo:rsid="001a8546"/>
    </style:style>
    <style:style style:name="T16" style:family="text">
      <style:text-properties fo:color="#0000ff" officeooo:rsid="00093eb0"/>
    </style:style>
    <style:style style:name="T17" style:family="text">
      <style:text-properties fo:color="#0000ff" officeooo:rsid="00118b7a"/>
    </style:style>
    <style:style style:name="T18" style:family="text">
      <style:text-properties fo:color="#008000"/>
    </style:style>
    <style:style style:name="T19" style:family="text">
      <style:text-properties fo:color="#008000" fo:font-style="normal" fo:font-weight="normal"/>
    </style:style>
    <style:style style:name="T20" style:family="text">
      <style:text-properties fo:color="#008000" fo:font-size="10pt" officeooo:rsid="00118b7a"/>
    </style:style>
    <style:style style:name="T21" style:family="text">
      <style:text-properties fo:color="#008000" fo:font-size="10pt" officeooo:rsid="0015c1ae"/>
    </style:style>
    <style:style style:name="T22" style:family="text">
      <style:text-properties fo:color="#008000" fo:font-size="10pt" officeooo:rsid="001c6311"/>
    </style:style>
    <style:style style:name="T23" style:family="text">
      <style:text-properties fo:color="#008000" officeooo:rsid="001a8546"/>
    </style:style>
    <style:style style:name="T24" style:family="text">
      <style:text-properties fo:color="#008000" style:text-position="super 58%" officeooo:rsid="001a8546"/>
    </style:style>
    <style:style style:name="T25" style:family="text">
      <style:text-properties fo:color="#000080" fo:font-style="normal" fo:font-weight="normal"/>
    </style:style>
    <style:style style:name="T26" style:family="text">
      <style:text-properties officeooo:rsid="000855fd"/>
    </style:style>
    <style:style style:name="T27" style:family="text">
      <style:text-properties fo:color="#000000"/>
    </style:style>
    <style:style style:name="T28" style:family="text">
      <style:text-properties fo:color="#000000" officeooo:rsid="00093eb0"/>
    </style:style>
    <style:style style:name="T29" style:family="text">
      <style:text-properties fo:color="#000000" fo:font-style="normal" fo:font-weight="normal"/>
    </style:style>
    <style:style style:name="T30" style:family="text">
      <style:text-properties fo:color="#000000" fo:font-style="normal" fo:font-weight="normal" officeooo:rsid="001a8546"/>
    </style:style>
    <style:style style:name="T31" style:family="text">
      <style:text-properties fo:color="#000000" officeooo:rsid="001b076f"/>
    </style:style>
    <style:style style:name="T32" style:family="text">
      <style:text-properties fo:color="#000000" officeooo:rsid="001c6311"/>
    </style:style>
    <style:style style:name="T33" style:family="text">
      <style:text-properties officeooo:rsid="0008bcdb"/>
    </style:style>
    <style:style style:name="T34" style:family="text">
      <style:text-properties fo:font-variant="normal" fo:text-transform="none" fo:color="#008000" fo:font-style="normal" fo:font-weight="normal"/>
    </style:style>
    <style:style style:name="T35" style:family="text">
      <style:text-properties fo:font-variant="normal" fo:text-transform="none" fo:color="#c04000" fo:font-style="normal" fo:font-weight="normal"/>
    </style:style>
    <style:style style:name="T36" style:family="text">
      <style:text-properties fo:font-variant="normal" fo:text-transform="none" fo:color="#000000" fo:font-style="normal" fo:font-weight="normal"/>
    </style:style>
    <style:style style:name="T37" style:family="text">
      <style:text-properties fo:font-variant="normal" fo:text-transform="none" fo:color="#000000" fo:font-style="normal" fo:font-weight="normal" officeooo:rsid="000ae8c5"/>
    </style:style>
    <style:style style:name="T38" style:family="text">
      <style:text-properties fo:font-variant="normal" fo:text-transform="none" fo:color="#000000" fo:font-style="normal" fo:font-weight="normal" officeooo:rsid="002082ae"/>
    </style:style>
    <style:style style:name="T39" style:family="text">
      <style:text-properties fo:font-variant="normal" fo:text-transform="none" fo:color="#000000" style:font-name="DejaVu Sans" fo:font-size="9pt" fo:font-style="normal" fo:font-weight="normal" officeooo:rsid="00093eb0" style:font-size-asian="10pt" style:font-size-complex="10pt"/>
    </style:style>
    <style:style style:name="T40" style:family="text">
      <style:text-properties fo:font-variant="normal" fo:text-transform="none" fo:color="#000080" fo:font-style="normal" fo:font-weight="normal"/>
    </style:style>
    <style:style style:name="T41" style:family="text">
      <style:text-properties fo:font-variant="normal" fo:text-transform="none" fo:font-style="normal" fo:font-weight="normal"/>
    </style:style>
    <style:style style:name="T42" style:family="text">
      <style:text-properties officeooo:rsid="00093867"/>
    </style:style>
    <style:style style:name="T43" style:family="text">
      <style:text-properties officeooo:rsid="00093eb0"/>
    </style:style>
    <style:style style:name="T44" style:family="text">
      <style:text-properties officeooo:rsid="000aa486"/>
    </style:style>
    <style:style style:name="T45" style:family="text">
      <style:text-properties style:use-window-font-color="true"/>
    </style:style>
    <style:style style:name="T46" style:family="text">
      <style:text-properties officeooo:rsid="000ca295"/>
    </style:style>
    <style:style style:name="T47" style:family="text">
      <style:text-properties officeooo:rsid="000e06b7"/>
    </style:style>
    <style:style style:name="T48" style:family="text">
      <style:text-properties officeooo:rsid="00173351" style:font-size-asian="6pt" style:font-size-complex="6pt"/>
    </style:style>
    <style:style style:name="T49" style:family="text">
      <style:text-properties officeooo:rsid="000e06b7" style:font-size-asian="6pt" style:font-size-complex="6pt"/>
    </style:style>
    <style:style style:name="T50" style:family="text">
      <style:text-properties officeooo:rsid="001e45d2" style:font-size-asian="6pt" style:font-size-complex="6pt"/>
    </style:style>
    <style:style style:name="T51" style:family="text">
      <style:text-properties officeooo:rsid="00227ab4" style:font-size-asian="6pt" style:font-size-complex="6pt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normal" officeooo:rsid="000b700f"/>
    </style:style>
    <style:style style:name="T54" style:family="text">
      <style:text-properties fo:font-size="10pt" officeooo:rsid="00118b7a"/>
    </style:style>
    <style:style style:name="T55" style:family="text">
      <style:text-properties officeooo:rsid="00118b7a"/>
    </style:style>
    <style:style style:name="T56" style:family="text">
      <style:text-properties officeooo:rsid="00130146"/>
    </style:style>
    <style:style style:name="T57" style:family="text">
      <style:text-properties officeooo:rsid="001844ba"/>
    </style:style>
    <style:style style:name="T58" style:family="text">
      <style:text-properties style:font-name="DejaVu Sans"/>
    </style:style>
    <style:style style:name="T59" style:family="text">
      <style:text-properties officeooo:rsid="001a8546"/>
    </style:style>
    <style:style style:name="T60" style:family="text">
      <style:text-properties officeooo:rsid="001c6311"/>
    </style:style>
    <style:style style:name="T61" style:family="text">
      <style:text-properties officeooo:rsid="002082a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2.408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2.011cm" fo:margin-bottom="0cm" style:wrap="right" style:number-wrapped-paragraphs="no-limit" style:vertical-pos="from-top" style:vertical-rel="paragraph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0.011cm" svg:y="0.145cm" svg:width="6.406cm" draw:z-index="4"><draw:text-box fo:min-height="5.084cm"><text:p text:style-name="P63">;; <text:span text:style-name="T42">comments</text:span></text:p><text:p text:style-name="P73">; text between ; and eol is skipped</text:p><text:p text:style-name="P64">#| this text is also skipped \#</text:p><text:p text:style-name="P64">#; skips next single s-expression</text:p><text:p text:style-name="P64"/><text:p text:style-name="P84">;;quoting</text:p><text:p text:style-name="P10">'{e}<text:tab/>(<text:span text:style-name="T10">quote</text:span>{e})</text:p><text:p text:style-name="P16"><text:span text:style-name="T53">`</text:span><text:span text:style-name="T52">{e}</text:span><text:tab/><text:span text:style-name="T52">(</text:span><text:span text:style-name="T12">quasiquote</text:span><text:span text:style-name="T52">{e})</text:span></text:p><text:p text:style-name="P17"><text:span text:style-name="T27">,{e}<text:tab/>(</text:span>unquote<text:span text:style-name="T27">{e})</text:span></text:p><text:p text:style-name="P21"><text:span text:style-name="T29">,@{e}<text:tab/>(</text:span><text:span text:style-name="T52">unquote-splicing</text:span><text:span text:style-name="T29">{e})<text:tab/></text:span></text:p><text:p text:style-name="P29"/><text:p text:style-name="P35"><text:span text:style-name="T27">(</text:span><text:span text:style-name="T10">set!</text:span><text:span text:style-name="T27"> {sym} {e})</text:span></text:p></draw:text-box></draw:frame><draw:frame draw:style-name="fr1" draw:name="id_1_2_3" text:anchor-type="paragraph" svg:x="18.083cm" svg:y="0.083cm" svg:width="6.516cm" draw:z-index="3"><draw:text-box fo:min-height="15.681cm"><text:p text:style-name="P77">;named let:</text:p><text:p text:style-name="P51"><text:span text:style-name="T18">(</text:span><text:span text:style-name="T10">let </text:span><text:span text:style-name="T18">{name} (({v} {e})..) {e..})</text:span></text:p><text:p text:style-name="P78"/><text:p text:style-name="P54"><text:span text:style-name="T33">(</text:span><text:span text:style-name="T13">yeild</text:span><text:span text:style-name="T33"> x) return a value in generator</text:span></text:p><text:p text:style-name="P56">(<text:span text:style-name="T15">prog1</text:span> {expr}..)<text:span text:style-name="T23"> ;eval &amp; return 1</text:span><text:span text:style-name="T24">st</text:span></text:p><text:p text:style-name="P55"><text:span text:style-name="T42">(</text:span><text:span text:style-name="T11">trycatch</text:span><text:span text:style-name="T42"> {expr} {function})</text:span></text:p><text:p text:style-name="P55"><text:span text:style-name="T42">(</text:span><text:span text:style-name="T16">raise</text:span><text:span text:style-name="T42"> {expr})</text:span></text:p><text:p text:style-name="P55"><text:span text:style-name="T42">(</text:span><text:span text:style-name="T17">return</text:span><text:span text:style-name="T42"> {expr})</text:span></text:p><text:p text:style-name="P57"/><text:p text:style-name="P46"><text:span text:style-name="T34">;;control functions<text:tab/></text:span><text:span text:style-name="T36"> </text:span></text:p><text:p text:style-name="P14">(<text:span text:style-name="T1">force</text:span>{promise})</text:p><text:p text:style-name="P23"><text:span text:style-name="T27">(</text:span><text:span text:style-name="T44">with-delimited</text:span>-continuation<text:span text:style-name="T44">s</text:span></text:p><text:p text:style-name="P2"><text:s text:c="2"/>{proc})<text:tab/> </text:p><text:p text:style-name="P2">(<text:span text:style-name="T1">map</text:span>{proc}{lst..})<text:tab/> <text:tab/> <text:tab/></text:p><text:p text:style-name="P15">(<text:span text:style-name="T1">for-each</text:span>{proc}{lst..})</text:p><text:p text:style-name="P8"/><text:p text:style-name="P32">;;macros<text:tab/> </text:p><text:p text:style-name="P19"><text:span text:style-name="T27">(</text:span>let-syntax</text:p><text:p text:style-name="P19"><text:s/><text:span text:style-name="T27"><text:s/>(({keyword}{transformer})..)</text:span></text:p><text:p text:style-name="P12"><text:s text:c="2"/>{body..})</text:p><text:p text:style-name="P19"><text:span text:style-name="T27">(</text:span>define-syntax</text:p><text:p text:style-name="P12"><text:s text:c="2"/>{keyword} {transformer})</text:p><text:p text:style-name="P32">;transformer</text:p><text:p text:style-name="P12">(<text:span text:style-name="T10">syntax-rules</text:span>({literals..})</text:p><text:p text:style-name="P12"><text:s text:c="2"/>({pattern}{template})..)</text:p><text:p text:style-name="P12"/><text:p text:style-name="P31">;patterns<text:tab/></text:p><text:p text:style-name="P13">x<text:tab/><text:span text:style-name="T18">;variable<text:tab/></text:span></text:p><text:p text:style-name="P11">x...<text:tab/><text:span text:style-name="T18">;repetition</text:span></text:p><text:p text:style-name="P9"><text:span text:style-name="T54">{pat}... <text:tab/></text:span><text:span text:style-name="T20">;repeated</text:span><text:span text:style-name="T21"> </text:span><text:span text:style-name="T20">pattern</text:span></text:p><text:p text:style-name="P88"/><text:p text:style-name="P9"><text:span text:style-name="T20">;; </text:span><text:span text:style-name="T22">other</text:span></text:p><text:p text:style-name="P9"><text:span text:style-name="Teletype">append!, assoc, assv, assq, member, memv, memq, every, any, list-tail, list-ref, list*, last-pair, lastcdr, length=, length&gt;, map!, mapcar, for-each, filter, count, foldr, foldl, reverse!, copy-list, copy-tree, map-int, iota, revappend, nreconc, delete-duplicates</text:span></text:p></draw:text-box></draw:frame><draw:frame draw:style-name="fr2" draw:name="id_1_2_2" text:anchor-type="paragraph" svg:x="11.906cm" svg:y="0.46cm" svg:width="5.941cm" draw:z-index="0"><draw:text-box fo:min-height="2.312cm"><text:p text:style-name="P76">femtolisp</text:p><text:p text:style-name="P1">Programming Language</text:p><text:p text:style-name="P72">Quick Reference <text:span text:style-name="T46">Card</text:span></text:p><text:p text:style-name="P72"/><text:p text:style-name="P61"><text:span text:style-name="T48">(c) 2013 John Lynch modeled on <text:tab/></text:span><text:span text:style-name="T50">v0.</text:span><text:span text:style-name="T51">2</text:span><text:span text:style-name="T48"><text:line-break/></text:span><text:span text:style-name="T49">Aaron Lahman's 2011 Scheme card</text:span></text:p><text:p text:style-name="P82">You may freely modify and distribute this document</text:p><text:p text:style-name="P62"><text:span text:style-name="T47">M</text:span>an code.google.com/p/femtolisp/wiki/Manual</text:p><text:p text:style-name="P62">API code.google.com/p/femtolisp/wiki/APIReference</text:p></draw:text-box></draw:frame><draw:frame draw:style-name="fr3" draw:name="Frame1" text:anchor-type="paragraph" svg:x="7.195cm" svg:y="0.065cm" svg:width="4.117cm" draw:z-index="2"><draw:text-box fo:min-height="16.896cm"><text:p text:style-name="P85">;;characters</text:p><text:p text:style-name="P90">#\a <text:s/>#\1 <text:s/></text:p><text:p text:style-name="P36"><text:span text:style-name="T29">#\</text:span><text:span text:style-name="T4">newline <text:s/></text:span><text:span text:style-name="T29">#\</text:span><text:span text:style-name="T25">space</text:span></text:p><text:p text:style-name="P94"/><text:p text:style-name="P87">;;strings</text:p><text:p text:style-name="P95">"hello"</text:p><text:p text:style-name="P95"/><text:p text:style-name="P79">;;list/pair</text:p><text:p text:style-name="P6"><text:span text:style-name="T25">(012)</text:span><text:span text:style-name="T29"><text:tab/>()</text:span></text:p><text:p text:style-name="P37"><text:span text:style-name="T27">(</text:span><text:span text:style-name="T1">cons</text:span><text:span text:style-name="T27">{h}{t})</text:span></text:p><text:p text:style-name="P7"><text:span text:style-name="T29">(</text:span><text:span text:style-name="T4">car</text:span><text:span text:style-name="T29">{p}) <text:s text:c="2"/></text:span><text:span text:style-name="T19">(</text:span><text:span text:style-name="T4">c</text:span><text:span text:style-name="T5">d</text:span><text:span text:style-name="T4">r</text:span><text:span text:style-name="T29">{p}) </text:span></text:p><text:p text:style-name="P7"><text:span text:style-name="T29">(</text:span><text:span text:style-name="T6">set-</text:span><text:span text:style-name="T4">car!</text:span><text:span text:style-name="T29">{p}{i}) <text:s/></text:span></text:p><text:p text:style-name="P7"><text:span text:style-name="T29">(</text:span><text:span text:style-name="T6">set-</text:span><text:span text:style-name="T4">c</text:span><text:span text:style-name="T6">dr</text:span><text:span text:style-name="T4">!</text:span><text:span text:style-name="T29">{p}{i}) </text:span></text:p><text:p text:style-name="P6"><text:span text:style-name="T29">(</text:span><text:span text:style-name="T4">list?</text:span><text:span text:style-name="T29">{o})</text:span></text:p><text:p text:style-name="P6"><text:span text:style-name="T29">(</text:span><text:span text:style-name="T4">length</text:span><text:span text:style-name="T29">{</text:span><text:span text:style-name="T30">p</text:span><text:span text:style-name="T29">})</text:span></text:p><text:p text:style-name="P37"><text:span text:style-name="T27">(</text:span><text:span text:style-name="T1">list</text:span><text:span text:style-name="T27">{expr..})</text:span></text:p><text:p text:style-name="P39"><text:span text:style-name="T27">(</text:span><text:span text:style-name="T1">append</text:span><text:span text:style-name="T45">{lst..})</text:span></text:p><text:p text:style-name="P37">(<text:span text:style-name="T1">reverse</text:span>{lst})</text:p><text:p text:style-name="P42">(<text:span text:style-name="T1">list-ref</text:span>{lst}{i})</text:p><text:p text:style-name="P60"/><text:p text:style-name="P79">;;vector</text:p><text:p text:style-name="P5"><text:span text:style-name="T41">#(</text:span><text:span text:style-name="T40">012</text:span><text:span text:style-name="T41">)</text:span><text:tab/><text:span text:style-name="T41">#() <text:s/></text:span></text:p><text:p text:style-name="P3">(<text:span text:style-name="T1">vector</text:span>{expr..})</text:p><text:p text:style-name="P3">(<text:span text:style-name="T1">vector.</text:span><text:span text:style-name="T8">alloc </text:span>{<text:span text:style-name="T60">n</text:span>} <text:span text:style-name="T60">{x}</text:span>)</text:p><text:p text:style-name="P38"><text:span text:style-name="T27">(</text:span><text:span text:style-name="T7">aref</text:span><text:span text:style-name="T27">{v})</text:span></text:p><text:p text:style-name="P38"><text:span text:style-name="T27">(</text:span><text:span text:style-name="T7">aset!</text:span><text:span text:style-name="T27">{v} </text:span><text:span text:style-name="T31">{i} {</text:span><text:span text:style-name="T32">x</text:span><text:span text:style-name="T31">}</text:span><text:span text:style-name="T27">)</text:span></text:p><text:p text:style-name="P4"><text:span text:style-name="T36">(</text:span><text:span text:style-name="T35">vector-&gt;list</text:span><text:span text:style-name="T36">{v})</text:span><text:span text:style-name="T27"><text:tab/></text:span></text:p><text:p text:style-name="P80"><text:span text:style-name="T37">(</text:span><text:span text:style-name="T35">list-&gt;vector</text:span><text:span text:style-name="T36">{lst})</text:span></text:p><text:p text:style-name="P80"><text:span text:style-name="T36"/></text:p><text:p text:style-name="P81">;;<text:span text:style-name="T61">hash table</text:span></text:p><text:p text:style-name="P83"/><text:p text:style-name="P93"><text:bookmark-start text:name="__DdeLink__916_1756243429"/><text:span text:style-name="Teletype"><text:span text:style-name="T61">(</text:span></text:span><text:span text:style-name="Teletype"><text:span text:style-name="T9">table </text:span></text:span><text:span text:style-name="Teletype"><text:span text:style-name="T61">k v k v ...)</text:span></text:span><text:bookmark-end text:name="__DdeLink__916_1756243429"/></text:p><text:p text:style-name="P93"><text:span text:style-name="Teletype"><text:span text:style-name="T61">(</text:span></text:span><text:span text:style-name="Teletype"><text:span text:style-name="T9">put!</text:span></text:span><text:span text:style-name="Teletype"><text:span text:style-name="T61"> </text:span></text:span><text:bookmark-start text:name="__DdeLink__918_1756243429"/><text:span text:style-name="Teletype"><text:span text:style-name="T61">{t} k v)</text:span></text:span><text:bookmark-end text:name="__DdeLink__918_1756243429"/></text:p><text:p text:style-name="P93"><text:span text:style-name="Teletype"><text:span text:style-name="T61">(</text:span></text:span><text:span text:style-name="Teletype"><text:span text:style-name="T9">get</text:span></text:span><text:span text:style-name="Teletype"><text:span text:style-name="T61"> {t} k {dval})</text:span></text:span></text:p><text:p text:style-name="P93"><text:span text:style-name="Teletype"><text:span text:style-name="T61">(</text:span></text:span><text:span text:style-name="Teletype"><text:span text:style-name="T9">has</text:span></text:span><text:span text:style-name="Teletype"><text:span text:style-name="T61"> {t} k)</text:span></text:span></text:p><text:p text:style-name="P93"><text:bookmark-start text:name="__DdeLink__924_1756243429"/><text:span text:style-name="Teletype"><text:span text:style-name="T61">(</text:span></text:span><text:span text:style-name="Teletype"><text:span text:style-name="T9">del!</text:span></text:span><text:span text:style-name="Teletype"><text:span text:style-name="T61"> {t} k)</text:span></text:span><text:bookmark-end text:name="__DdeLink__924_1756243429"/></text:p><text:p text:style-name="P93"><text:span text:style-name="Teletype"><text:span text:style-name="T61">(</text:span></text:span><text:span text:style-name="Teletype"><text:span text:style-name="T9">table.keys</text:span></text:span><text:span text:style-name="Teletype"><text:span text:style-name="T61"> {t})</text:span></text:span></text:p><text:p text:style-name="P93"><text:span text:style-name="Teletype"><text:span text:style-name="T61">(</text:span></text:span><text:span text:style-name="Teletype"><text:span text:style-name="T9">table.pairs</text:span></text:span><text:span text:style-name="Teletype"><text:span text:style-name="T61"> {t})</text:span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11.569cm" svg:y="0.122cm" svg:width="6.269cm" draw:z-index="5"><draw:text-box fo:min-height="11.426cm"><text:p text:style-name="P67">;; r5rs load module </text:p><text:p text:style-name="P74"><text:span text:style-name="T27">(</text:span><text:span text:style-name="T1">load</text:span><text:span text:style-name="T27"> {</text:span>filename-string<text:span text:style-name="T27">})</text:span></text:p><text:p text:style-name="P75"><text:span text:style-name="T27">(</text:span><text:span text:style-name="T10">begin</text:span> <text:span text:style-name="T27">{expr...})</text:span></text:p><text:p text:style-name="P70">;; variables</text:p><text:p text:style-name="P66">(<text:span text:style-name="T10">define </text:span>{var} {expr..})</text:p><text:p text:style-name="P66">(<text:span text:style-name="T10">let </text:span>(({var} <text:bookmark-start text:name="__DdeLink__922_1756243429"/>{expr}<text:bookmark-end text:name="__DdeLink__922_1756243429"/>)..) {expr..})</text:p><text:p text:style-name="P18"><text:span text:style-name="T27">(</text:span>let*<text:span text:style-name="T27"> ..)<text:tab/></text:span><text:tab/><text:span text:style-name="T18">;in sequence</text:span></text:p><text:p text:style-name="P68"><text:span text:style-name="T27">(</text:span>letrec<text:span text:style-name="T27"> ..)</text:span><text:tab/><text:span text:style-name="T18">;recursive procs</text:span></text:p><text:p text:style-name="P69">;; procedures</text:p><text:p text:style-name="P65">(<text:span text:style-name="T10">define </text:span>({proc} {args..}) {body..}) </text:p><text:p text:style-name="P65">(<text:span text:style-name="T10">lambda </text:span>({args..}) {body..})</text:p><text:p text:style-name="P71">;; control flow</text:p><text:p text:style-name="P58">(<text:span text:style-name="T10">if</text:span>{test} {true-expr}</text:p><text:p text:style-name="P48"><text:s text:c="2"/>{false-expr})</text:p><text:p text:style-name="P48">(<text:span text:style-name="T10">cond </text:span>({test} {body..}).. </text:p><text:p text:style-name="P48"><text:s text:c="10"/>({test}<text:span text:style-name="T1">=</text:span>&gt; {thunk}).. </text:p><text:p text:style-name="P48"><text:s text:c="10"/>(else {body..}))</text:p><text:p text:style-name="P53">(<text:span text:style-name="T10">case </text:span>{expr}</text:p><text:p text:style-name="P48"><text:s text:c="2"/>(({keys..}) {body..}).. </text:p><text:p text:style-name="P48"><text:s text:c="2"/>(else {body..}))</text:p><text:p text:style-name="P59">(<text:span text:style-name="T10">do </text:span>(({var} {init} {step})..) </text:p><text:p text:style-name="P49"><text:s text:c="6"/>({test}{exit-body..})</text:p><text:p text:style-name="P48"><text:s text:c="2"/>{body..})</text:p><text:p text:style-name="P52"><text:span text:style-name="Source_20_Text"><text:span text:style-name="Teletype"><text:span text:style-name="T57">(</text:span></text:span></text:span><text:span text:style-name="Source_20_Text"><text:span text:style-name="Teletype"><text:span text:style-name="T14">for</text:span></text:span></text:span><text:span text:style-name="Source_20_Text"><text:span text:style-name="Teletype"> </text:span></text:span><text:span text:style-name="Source_20_Text"><text:span text:style-name="Teletype"><text:span text:style-name="T57">x</text:span></text:span></text:span><text:span text:style-name="Source_20_Text"><text:span text:style-name="Teletype"> </text:span></text:span><text:span text:style-name="Teletype"><text:span text:style-name="T57">y</text:span></text:span><text:span text:style-name="Source_20_Text"><text:span text:style-name="Teletype"> (</text:span></text:span><text:span text:style-name="Teletype"><text:span text:style-name="T14">lambda</text:span></text:span><text:span text:style-name="Source_20_Text"><text:span text:style-name="Teletype"> (</text:span></text:span><text:span text:style-name="Source_20_Text"><text:span text:style-name="Teletype"><text:span text:style-name="T58">{args}</text:span></text:span></text:span><text:span text:style-name="Source_20_Text"><text:span text:style-name="Teletype">) <text:s/></text:span></text:span></text:p><text:p text:style-name="P52"><text:span text:style-name="Teletype"><text:s text:c="2"/></text:span><text:span text:style-name="Source_20_Text"><text:span text:style-name="Teletype"><text:span text:style-name="T58">{body}</text:span></text:span></text:span><text:span text:style-name="Source_20_Text"><text:span text:style-name="Teletype">))</text:span></text:span></text:p><text:p text:style-name="P52"><text:span text:style-name="Source_20_Text"><text:span text:style-name="Teletype">(</text:span></text:span><text:span text:style-name="Teletype"><text:span text:style-name="T14">while</text:span></text:span><text:span text:style-name="Source_20_Text"><text:span text:style-name="Teletype"> </text:span></text:span><text:span text:style-name="Source_20_Text"><text:span text:style-name="Teletype"><text:span text:style-name="T58">{test}</text:span></text:span></text:span><text:span text:style-name="Source_20_Text"><text:span text:style-name="Teletype"> . </text:span></text:span><text:span text:style-name="Source_20_Text"><text:span text:style-name="Teletype"><text:span text:style-name="T58">{body..}</text:span></text:span></text:span><text:span text:style-name="Source_20_Text"><text:span text:style-name="Teletype">)</text:span></text:span></text:p><text:p text:style-name="P50"/></draw:text-box></draw:frame><draw:frame draw:style-name="fr3" draw:name="id_2" text:anchor-type="paragraph" svg:x="0.088cm" svg:y="0.161cm" svg:width="6.752cm" draw:z-index="1"><draw:text-box fo:min-height="11.299cm"><text:p text:style-name="P33">;; data types<text:tab/><text:tab/></text:p><text:p text:style-name="P22"><text:span text:style-name="T27">(</text:span>boolean?<text:span text:style-name="T27"> {e}) </text:span><text:tab/><text:tab/><text:span text:style-name="T27">(</text:span>pair?<text:span text:style-name="T27"> {e})</text:span></text:p><text:p text:style-name="P22"><text:span text:style-name="T27">(</text:span>symbol? <text:span text:style-name="T27">{e})</text:span><text:tab/><text:tab/><text:span text:style-name="T27">(</text:span>number?<text:span text:style-name="T27"> {e})</text:span></text:p><text:p text:style-name="P24"><text:span text:style-name="T27">(</text:span>char?<text:span text:style-name="T27"> {e})</text:span><text:tab/><text:tab/><text:span text:style-name="T27">(</text:span>vector?<text:span text:style-name="T27"> {e})</text:span></text:p><text:p text:style-name="P25"><text:span text:style-name="T27">(</text:span><text:span text:style-name="T43">atom?</text:span><text:span text:style-name="T27"> {e})</text:span><text:tab/><text:tab/><text:span text:style-name="T27">(</text:span><text:span text:style-name="T55">fixnum</text:span>?<text:span text:style-name="T27"> {e})</text:span><text:tab/><text:tab/></text:p><text:p text:style-name="P26">procedure?<text:span text:style-name="T27"> <text:s/></text:span><text:span text:style-name="T43">builtin</text:span>?<text:span text:style-name="T27"> <text:tab/></text:span><text:span text:style-name="T55">bound</text:span>?<text:span text:style-name="T27"> </text:span></text:p><text:p text:style-name="P27">negative? <text:s/>zero? <text:s/>positive? <text:s/></text:p><text:p text:style-name="P28">even? <text:s/>odd? <text:s/><text:span text:style-name="T43">null</text:span>? identity </text:p><text:p text:style-name="P92"/><text:p text:style-name="P33">;equality<text:tab/> <text:tab/> </text:p><text:p text:style-name="P40">(<text:span text:style-name="T1">eq? </text:span>{a} {b})<text:tab/></text:p><text:p text:style-name="P40">(<text:span text:style-name="T1">eqv? </text:span>{a} {b})<text:tab/><text:tab/><text:span text:style-name="T18">;number, string</text:span></text:p><text:p text:style-name="P33"><text:span text:style-name="T27">(</text:span><text:span text:style-name="T1">equal?</text:span><text:span text:style-name="T27"> {a} {b})<text:tab/></text:span>;list contents</text:p><text:p text:style-name="P33"/><text:p text:style-name="P33">;; operators<text:tab/> <text:tab/> </text:p><text:p text:style-name="P47"><text:span text:style-name="T26">+ <text:s/></text:span>- <text:s/>* <text:s/>/ <text:s/><text:span text:style-name="T43">&gt; <text:s/>&lt;</text:span> </text:p><text:p text:style-name="P30"><text:span text:style-name="T27">(</text:span><text:span text:style-name="T1">quotient</text:span><text:span text:style-name="T27"> a b)<text:tab/></text:span>;integer division<text:tab/><text:span text:style-name="T1"> </text:span></text:p><text:p text:style-name="P43">(<text:span text:style-name="T1">= </text:span>{nums..})<text:tab/><text:span text:style-name="T18">;numeric equality</text:span></text:p><text:p text:style-name="P34"><text:span text:style-name="T27">(</text:span><text:span text:style-name="T1">lognot </text:span><text:span text:style-name="T27">a)<text:tab/>(</text:span><text:span text:style-name="T1">logand</text:span><text:span text:style-name="T27"> a b)</text:span></text:p><text:p text:style-name="P41"><text:span text:style-name="T28">(</text:span><text:span text:style-name="T3">logior</text:span><text:span text:style-name="T28"> a b)<text:tab/>(</text:span><text:span text:style-name="T3">logxor</text:span><text:span text:style-name="T28"> a b)</text:span></text:p><text:p text:style-name="P45"><text:span text:style-name="T28">(</text:span><text:span text:style-name="T3">ash</text:span><text:span text:style-name="T27"> a) <text:s/>; bit shift</text:span></text:p><text:p text:style-name="P27">mod <text:span text:style-name="T59">mod0</text:span> <text:s/>div <text:s/><text:span text:style-name="T56">abs <text:s/>max <text:s/>min</text:span></text:p><text:p text:style-name="P34"/><text:p text:style-name="P33">;; logic<text:tab/> <text:tab/> </text:p><text:p text:style-name="P20">#t <text:s text:c="2"/><text:span text:style-name="T26">#f<text:tab/><text:tab/></text:span> <text:tab/> </text:p><text:p text:style-name="P30"><text:span text:style-name="T27">(</text:span><text:span text:style-name="T1">and</text:span><text:span text:style-name="T27"> {expr..})<text:tab/></text:span>;short circuit</text:p><text:p text:style-name="P40">(<text:span text:style-name="T1">or</text:span><text:span text:style-name="T10"> </text:span>{expr..})<text:tab/><text:span text:style-name="T18">;short circuit</text:span></text:p><text:p text:style-name="P44">(<text:span text:style-name="T1">not </text:span>{expr})<text:tab/><text:span text:style-name="T27">(</text:span><text:span text:style-name="T2">compare?</text:span><text:span text:style-name="T27"> {e} {e}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style:style style:name="Teletype" style:family="text">
      <style:text-properties style:font-name="DejaVu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16T16:49:54.261074446</meta:creation-date>
    <dc:date>2013-11-17T16:29:58.741858016</dc:date>
    <dc:creator>john </dc:creator>
    <meta:editing-duration>PT6H21M35S</meta:editing-duration>
    <meta:editing-cycles>14</meta:editing-cycles>
    <meta:generator>LibreOffice/4.1.1.2$Linux_X86_64 LibreOffice_project/410m0$Build-2</meta:generator>
    <meta:document-statistic meta:table-count="0" meta:image-count="0" meta:object-count="0" meta:page-count="1" meta:paragraph-count="129" meta:word-count="377" meta:character-count="2919" meta:non-whitespace-character-count="2534"/>
  </office:meta>
</office:document-meta>
</file>